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style:font-name="Fira Sans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62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Sans" fo:font-size="10pt" style:font-size-asian="10pt" style:font-size-complex="10pt"/>
      <style:map style:condition="cell-content()&gt;8" style:apply-style-name="ConditionalStyle_5f_1" style:base-cell-address="Sheet1.I29"/>
    </style:style>
    <style:style style:name="ce67" style:family="table-cell" style:parent-style-name="Default" style:data-style-name="N100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0037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Data de início:</text:p>
          </table:table-cell>
          <table:table-cell table:style-name="ce42" office:value-type="date" office:date-value="2022-10-17" calcext:value-type="date">
            <text:p>10/17/2022</text:p>
          </table:table-cell>
          <table:table-cell/>
          <table:table-cell table:style-name="ce2" office:value-type="string" calcext:value-type="string">
            <text:p>Data atual:</text:p>
          </table:table-cell>
          <table:table-cell table:style-name="ce52" table:formula="of:=TODAY()" office:value-type="date" office:date-value="2022-11-07" calcext:value-type="date">
            <text:p>11/7/2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ração (d):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3"/>
          <table:table-cell>
            <draw:frame draw:z-index="0" draw:name="Chart 1" draw:style-name="gr1" draw:text-style-name="P1" svg:width="6.8953in" svg:height="3.8642in" svg:x="0.2213in" svg:y="0.1161in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a</text:p>
          </table:table-cell>
          <table:table-cell table:style-name="ce4" office:value-type="string" calcext:value-type="string">
            <text:p>Datas</text:p>
          </table:table-cell>
          <table:table-cell table:style-name="ce4" office:value-type="string" calcext:value-type="string">
            <text:p>Ideal (h)</text:p>
          </table:table-cell>
          <table:table-cell table:style-name="ce4" office:value-type="string" calcext:value-type="string">
            <text:p>Trabalhado (h)</text:p>
          </table:table-cell>
          <table:table-cell table:style-name="ce4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5" table:formula="of:=[.B1]" office:value-type="date" office:date-value="2022-10-17" calcext:value-type="date">
            <text:p>10/17/2022</text:p>
          </table:table-cell>
          <table:table-cell table:style-name="ce41" table:formula="of:=SUM([.J29:.J926])" office:value-type="float" office:value="49" calcext:value-type="float">
            <text:p>49</text:p>
          </table:table-cell>
          <table:table-cell table:style-name="ce41" table:formula="of:=SUMIF([.$K$29:.$K$926];[.B5];[.$J$29:.$J$926])" office:value-type="float" office:value="0" calcext:value-type="float">
            <text:p>0</text:p>
          </table:table-cell>
          <table:table-cell table:style-name="ce18" table:formula="of:=[.C5]-[.D5]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5" table:formula="of:=[.B5]+1" office:value-type="date" office:date-value="2022-10-18" calcext:value-type="date">
            <text:p>10/18/2022</text:p>
          </table:table-cell>
          <table:table-cell table:style-name="ce41" table:formula="of:=[.C5]-[.$C$5]/([.$B$2]-1)" office:value-type="float" office:value="46.55" calcext:value-type="float">
            <text:p>46.55</text:p>
          </table:table-cell>
          <table:table-cell table:style-name="ce41" table:formula="of:=SUMIF([.$K$29:.$K$926];[.B6];[.$J$29:.$J$926])" office:value-type="float" office:value="0" calcext:value-type="float">
            <text:p>0</text:p>
          </table:table-cell>
          <table:table-cell table:style-name="ce41" table:formula="of:=IF([.B6]&lt;=[.$E$1];[.E5]-[.D6];)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45" table:formula="of:=[.B6]+1" office:value-type="date" office:date-value="2022-10-19" calcext:value-type="date">
            <text:p>10/19/2022</text:p>
          </table:table-cell>
          <table:table-cell table:style-name="ce41" table:formula="of:=[.C6]-[.$C$5]/([.$B$2]-1)" office:value-type="float" office:value="44.1" calcext:value-type="float">
            <text:p>44.1</text:p>
          </table:table-cell>
          <table:table-cell table:style-name="ce41" table:formula="of:=SUMIF([.$K$29:.$K$926];[.B7];[.$J$29:.$J$926])" office:value-type="float" office:value="0" calcext:value-type="float">
            <text:p>0</text:p>
          </table:table-cell>
          <table:table-cell table:style-name="ce41" table:formula="of:=IF([.B7]&lt;=[.$E$1];[.E6]-[.D7];)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5" table:formula="of:=[.B7]+1" office:value-type="date" office:date-value="2022-10-20" calcext:value-type="date">
            <text:p>10/20/2022</text:p>
          </table:table-cell>
          <table:table-cell table:style-name="ce41" table:formula="of:=[.C7]-[.$C$5]/([.$B$2]-1)" office:value-type="float" office:value="41.65" calcext:value-type="float">
            <text:p>41.65</text:p>
          </table:table-cell>
          <table:table-cell table:style-name="ce41" table:formula="of:=SUMIF([.$K$29:.$K$926];[.B8];[.$J$29:.$J$926])" office:value-type="float" office:value="0" calcext:value-type="float">
            <text:p>0</text:p>
          </table:table-cell>
          <table:table-cell table:style-name="ce41" table:formula="of:=IF([.B8]&lt;=[.$E$1];[.E7]-[.D8];)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45" table:formula="of:=[.B8]+1" office:value-type="date" office:date-value="2022-10-21" calcext:value-type="date">
            <text:p>10/21/2022</text:p>
          </table:table-cell>
          <table:table-cell table:style-name="ce41" table:formula="of:=[.C8]-[.$C$5]/([.$B$2]-1)" office:value-type="float" office:value="39.2" calcext:value-type="float">
            <text:p>39.2</text:p>
          </table:table-cell>
          <table:table-cell table:style-name="ce41" table:formula="of:=SUMIF([.$K$29:.$K$926];[.B9];[.$J$29:.$J$926])" office:value-type="float" office:value="3" calcext:value-type="float">
            <text:p>3</text:p>
          </table:table-cell>
          <table:table-cell table:style-name="ce41" table:formula="of:=IF([.B9]&lt;=[.$E$1];[.E8]-[.D9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5" table:formula="of:=[.B9]+1" office:value-type="date" office:date-value="2022-10-22" calcext:value-type="date">
            <text:p>10/22/2022</text:p>
          </table:table-cell>
          <table:table-cell table:style-name="ce41" table:formula="of:=[.C9]-[.$C$5]/([.$B$2]-1)" office:value-type="float" office:value="36.75" calcext:value-type="float">
            <text:p>36.75</text:p>
          </table:table-cell>
          <table:table-cell table:style-name="ce41" table:formula="of:=SUMIF([.$K$29:.$K$926];[.B10];[.$J$29:.$J$926])" office:value-type="float" office:value="0" calcext:value-type="float">
            <text:p>0</text:p>
          </table:table-cell>
          <table:table-cell table:style-name="ce41" table:formula="of:=IF([.B10]&lt;=[.$E$1];[.E9]-[.D10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5" table:formula="of:=[.B10]+1" office:value-type="date" office:date-value="2022-10-23" calcext:value-type="date">
            <text:p>10/23/2022</text:p>
          </table:table-cell>
          <table:table-cell table:style-name="ce41" table:formula="of:=[.C10]-[.$C$5]/([.$B$2]-1)" office:value-type="float" office:value="34.3" calcext:value-type="float">
            <text:p>34.3</text:p>
          </table:table-cell>
          <table:table-cell table:style-name="ce41" table:formula="of:=SUMIF([.$K$29:.$K$926];[.B11];[.$J$29:.$J$926])" office:value-type="float" office:value="0" calcext:value-type="float">
            <text:p>0</text:p>
          </table:table-cell>
          <table:table-cell table:style-name="ce41" table:formula="of:=IF([.B11]&lt;=[.$E$1];[.E10]-[.D11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5" table:formula="of:=[.B11]+1" office:value-type="date" office:date-value="2022-10-24" calcext:value-type="date">
            <text:p>10/24/2022</text:p>
          </table:table-cell>
          <table:table-cell table:style-name="ce41" table:formula="of:=[.C11]-[.$C$5]/([.$B$2]-1)" office:value-type="float" office:value="31.85" calcext:value-type="float">
            <text:p>31.85</text:p>
          </table:table-cell>
          <table:table-cell table:style-name="ce41" table:formula="of:=SUMIF([.$K$29:.$K$926];[.B12];[.$J$29:.$J$926])" office:value-type="float" office:value="0" calcext:value-type="float">
            <text:p>0</text:p>
          </table:table-cell>
          <table:table-cell table:style-name="ce41" table:formula="of:=IF([.B12]&lt;=[.$E$1];[.E11]-[.D12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45" table:formula="of:=[.B12]+1" office:value-type="date" office:date-value="2022-10-25" calcext:value-type="date">
            <text:p>10/25/2022</text:p>
          </table:table-cell>
          <table:table-cell table:style-name="ce41" table:formula="of:=[.C12]-[.$C$5]/([.$B$2]-1)" office:value-type="float" office:value="29.4" calcext:value-type="float">
            <text:p>29.4</text:p>
          </table:table-cell>
          <table:table-cell table:style-name="ce41" table:formula="of:=SUMIF([.$K$29:.$K$926];[.B13];[.$J$29:.$J$926])" office:value-type="float" office:value="3" calcext:value-type="float">
            <text:p>3</text:p>
          </table:table-cell>
          <table:table-cell table:style-name="ce41" table:formula="of:=IF([.B13]&lt;=[.$E$1];[.E12]-[.D13];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5" table:formula="of:=[.B13]+1" office:value-type="date" office:date-value="2022-10-26" calcext:value-type="date">
            <text:p>10/26/2022</text:p>
          </table:table-cell>
          <table:table-cell table:style-name="ce41" table:formula="of:=[.C13]-[.$C$5]/([.$B$2]-1)" office:value-type="float" office:value="26.95" calcext:value-type="float">
            <text:p>26.95</text:p>
          </table:table-cell>
          <table:table-cell table:style-name="ce41" table:formula="of:=SUMIF([.$K$29:.$K$926];[.B14];[.$J$29:.$J$926])" office:value-type="float" office:value="3" calcext:value-type="float">
            <text:p>3</text:p>
          </table:table-cell>
          <table:table-cell table:style-name="ce41" table:formula="of:=IF([.B14]&lt;=[.$E$1];[.E13]-[.D14];)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45" table:formula="of:=[.B14]+1" office:value-type="date" office:date-value="2022-10-27" calcext:value-type="date">
            <text:p>10/27/2022</text:p>
          </table:table-cell>
          <table:table-cell table:style-name="ce41" table:formula="of:=[.C14]-[.$C$5]/([.$B$2]-1)" office:value-type="float" office:value="24.5" calcext:value-type="float">
            <text:p>24.5</text:p>
          </table:table-cell>
          <table:table-cell table:style-name="ce41" table:formula="of:=SUMIF([.$K$29:.$K$926];[.B15];[.$J$29:.$J$926])" office:value-type="float" office:value="0" calcext:value-type="float">
            <text:p>0</text:p>
          </table:table-cell>
          <table:table-cell table:style-name="ce41" table:formula="of:=IF([.B15]&lt;=[.$E$1];[.E14]-[.D15];)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5" table:formula="of:=[.B15]+1" office:value-type="date" office:date-value="2022-10-28" calcext:value-type="date">
            <text:p>10/28/2022</text:p>
          </table:table-cell>
          <table:table-cell table:style-name="ce41" table:formula="of:=[.C15]-[.$C$5]/([.$B$2]-1)" office:value-type="float" office:value="22.05" calcext:value-type="float">
            <text:p>22.05</text:p>
          </table:table-cell>
          <table:table-cell table:style-name="ce41" table:formula="of:=SUMIF([.$K$29:.$K$926];[.B16];[.$J$29:.$J$926])" office:value-type="float" office:value="0" calcext:value-type="float">
            <text:p>0</text:p>
          </table:table-cell>
          <table:table-cell table:style-name="ce41" table:formula="of:=IF([.B16]&lt;=[.$E$1];[.E15]-[.D16];)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45" table:formula="of:=[.B16]+1" office:value-type="date" office:date-value="2022-10-29" calcext:value-type="date">
            <text:p>10/29/2022</text:p>
          </table:table-cell>
          <table:table-cell table:style-name="ce41" table:formula="of:=[.C16]-[.$C$5]/([.$B$2]-1)" office:value-type="float" office:value="19.6" calcext:value-type="float">
            <text:p>19.6</text:p>
          </table:table-cell>
          <table:table-cell table:style-name="ce41" table:formula="of:=SUMIF([.$K$29:.$K$926];[.B17];[.$J$29:.$J$926])" office:value-type="float" office:value="5" calcext:value-type="float">
            <text:p>5</text:p>
          </table:table-cell>
          <table:table-cell table:style-name="ce41" table:formula="of:=IF([.B17]&lt;=[.$E$1];[.E16]-[.D17];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5" table:formula="of:=[.B17]+1" office:value-type="date" office:date-value="2022-10-30" calcext:value-type="date">
            <text:p>10/30/2022</text:p>
          </table:table-cell>
          <table:table-cell table:style-name="ce41" table:formula="of:=[.C17]-[.$C$5]/([.$B$2]-1)" office:value-type="float" office:value="17.15" calcext:value-type="float">
            <text:p>17.15</text:p>
          </table:table-cell>
          <table:table-cell table:style-name="ce41" table:formula="of:=SUMIF([.$K$29:.$K$926];[.B18];[.$J$29:.$J$926])" office:value-type="float" office:value="0" calcext:value-type="float">
            <text:p>0</text:p>
          </table:table-cell>
          <table:table-cell table:style-name="ce41" table:formula="of:=IF([.B18]&lt;=[.$E$1];[.E17]-[.D18];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45" table:formula="of:=[.B18]+1" office:value-type="date" office:date-value="2022-10-31" calcext:value-type="date">
            <text:p>10/31/2022</text:p>
          </table:table-cell>
          <table:table-cell table:style-name="ce41" table:formula="of:=[.C18]-[.$C$5]/([.$B$2]-1)" office:value-type="float" office:value="14.7" calcext:value-type="float">
            <text:p>14.7</text:p>
          </table:table-cell>
          <table:table-cell table:style-name="ce41" table:formula="of:=SUMIF([.$K$29:.$K$926];[.B19];[.$J$29:.$J$926])" office:value-type="float" office:value="0" calcext:value-type="float">
            <text:p>0</text:p>
          </table:table-cell>
          <table:table-cell table:style-name="ce41" table:formula="of:=IF([.B19]&lt;=[.$E$1];[.E18]-[.D19];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5" table:formula="of:=[.B19]+1" office:value-type="date" office:date-value="2022-11-01" calcext:value-type="date">
            <text:p>11/01/2022</text:p>
          </table:table-cell>
          <table:table-cell table:style-name="ce41" table:formula="of:=[.C19]-[.$C$5]/([.$B$2]-1)" office:value-type="float" office:value="12.25" calcext:value-type="float">
            <text:p>12.25</text:p>
          </table:table-cell>
          <table:table-cell table:style-name="ce41" table:formula="of:=SUMIF([.$K$29:.$K$926];[.B20];[.$J$29:.$J$926])" office:value-type="float" office:value="5" calcext:value-type="float">
            <text:p>5</text:p>
          </table:table-cell>
          <table:table-cell table:style-name="ce41" table:formula="of:=IF([.B20]&lt;=[.$E$1];[.E19]-[.D20];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45" table:formula="of:=[.B20]+1" office:value-type="date" office:date-value="2022-11-02" calcext:value-type="date">
            <text:p>11/02/2022</text:p>
          </table:table-cell>
          <table:table-cell table:style-name="ce41" table:formula="of:=[.C20]-[.$C$5]/([.$B$2]-1)" office:value-type="float" office:value="9.79999999999999" calcext:value-type="float">
            <text:p>9.79999999999999</text:p>
          </table:table-cell>
          <table:table-cell table:style-name="ce41" table:formula="of:=SUMIF([.$K$29:.$K$926];[.B21];[.$J$29:.$J$926])" office:value-type="float" office:value="0" calcext:value-type="float">
            <text:p>0</text:p>
          </table:table-cell>
          <table:table-cell table:style-name="ce41" table:formula="of:=IF([.B21]&lt;=[.$E$1];[.E20]-[.D21];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5" table:formula="of:=[.B21]+1" office:value-type="date" office:date-value="2022-11-03" calcext:value-type="date">
            <text:p>11/03/2022</text:p>
          </table:table-cell>
          <table:table-cell table:style-name="ce41" table:formula="of:=[.C21]-[.$C$5]/([.$B$2]-1)" office:value-type="float" office:value="7.34999999999999" calcext:value-type="float">
            <text:p>7.34999999999999</text:p>
          </table:table-cell>
          <table:table-cell table:style-name="ce41" table:formula="of:=SUMIF([.$K$29:.$K$926];[.B22];[.$J$29:.$J$926])" office:value-type="float" office:value="8" calcext:value-type="float">
            <text:p>8</text:p>
          </table:table-cell>
          <table:table-cell table:style-name="ce41" table:formula="of:=IF([.B22]&lt;=[.$E$1];[.E21]-[.D22];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45" table:formula="of:=[.B22]+1" office:value-type="date" office:date-value="2022-11-04" calcext:value-type="date">
            <text:p>11/04/2022</text:p>
          </table:table-cell>
          <table:table-cell table:style-name="ce41" table:formula="of:=[.C22]-[.$C$5]/([.$B$2]-1)" office:value-type="float" office:value="4.89999999999999" calcext:value-type="float">
            <text:p>4.89999999999999</text:p>
          </table:table-cell>
          <table:table-cell table:style-name="ce41" table:formula="of:=SUMIF([.$K$29:.$K$926];[.B23];[.$J$29:.$J$926])" office:value-type="float" office:value="0" calcext:value-type="float">
            <text:p>0</text:p>
          </table:table-cell>
          <table:table-cell table:style-name="ce41" table:formula="of:=IF([.B23]&lt;=[.$E$1];[.E22]-[.D23];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5" table:formula="of:=[.B23]+1" office:value-type="date" office:date-value="2022-11-05" calcext:value-type="date">
            <text:p>11/05/2022</text:p>
          </table:table-cell>
          <table:table-cell table:style-name="ce41" table:formula="of:=[.C23]-[.$C$5]/([.$B$2]-1)" office:value-type="float" office:value="2.44999999999999" calcext:value-type="float">
            <text:p>2.44999999999999</text:p>
          </table:table-cell>
          <table:table-cell table:style-name="ce41" table:formula="of:=SUMIF([.$K$29:.$K$926];[.B24];[.$J$29:.$J$926])" office:value-type="float" office:value="0" calcext:value-type="float">
            <text:p>0</text:p>
          </table:table-cell>
          <table:table-cell table:style-name="ce41" table:formula="of:=IF([.B24]&lt;=[.$E$1];[.E23]-[.D24];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45" table:formula="of:=[.B24]+1" office:value-type="date" office:date-value="2022-11-06" calcext:value-type="date">
            <text:p>11/06/2022</text:p>
          </table:table-cell>
          <table:table-cell table:style-name="ce41" table:formula="of:=[.C24]-[.$C$5]/([.$B$2]-1)" office:value-type="float" office:value="-0.00000000000001065814" calcext:value-type="float">
            <text:p>-1.06581410364015E-14</text:p>
          </table:table-cell>
          <table:table-cell table:style-name="ce41" table:formula="of:=SUMIF([.$K$29:.$K$926];[.B25];[.$J$29:.$J$926])" office:value-type="float" office:value="8" calcext:value-type="float">
            <text:p>8</text:p>
          </table:table-cell>
          <table:table-cell table:style-name="ce41" table:formula="of:=IF([.B25]&lt;=[.$E$1];[.E24]-[.D25];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23" office:value-type="string" calcext:value-type="string" table:number-columns-spanned="11" table:number-rows-spanned="1">
            <text:p>Tarefas</text:p>
          </table:table-cell>
          <table:covered-table-cell table:number-columns-repeated="9" table:style-name="ce46"/>
          <table:covered-table-cell table:style-name="ce5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46"/>
          <table:covered-table-cell table:style-name="ce53"/>
          <table:table-cell table:style-name="ce4" office:value-type="string" calcext:value-type="string">
            <text:p>Data de iníci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Previsão (h)</text:p>
          </table:table-cell>
          <table:table-cell table:style-name="ce4" office:value-type="string" calcext:value-type="string">
            <text:p>Data de término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o protótipo: mapa interativo dos laboratórios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Amanda</text:p>
          </table:table-cell>
          <table:table-cell table:style-name="ce65" office:value-type="float" office:value="3" calcext:value-type="float">
            <text:p>3</text:p>
          </table:table-cell>
          <table:table-cell table:style-name="ce67" office:value-type="date" office:date-value="2022-10-25" calcext:value-type="date">
            <text:p>25/10/22</text:p>
          </table:table-cell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/>
          <table:table-cell table:style-name="ce65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7" table:number-rows-spanned="1">
            <text:p>Atualização do protótipo: página de edição dos laboratórios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Jean</text:p>
          </table:table-cell>
          <table:table-cell table:style-name="ce56" office:value-type="float" office:value="3" calcext:value-type="float">
            <text:p>3</text:p>
          </table:table-cell>
          <table:table-cell table:style-name="ce68" office:value-type="date" office:date-value="2022-10-26" calcext:value-type="date">
            <text:p>26/10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31" office:value-type="string" calcext:value-type="string" table:number-columns-spanned="7" table:number-rows-spanned="1">
            <text:p>Implementação do mapa interativo do laboratório na página “reportar”.</text:p>
          </table:table-cell>
          <table:covered-table-cell table:number-columns-repeated="6" table:style-name="ce49"/>
          <table:table-cell table:style-name="ce59" office:value-type="date" office:date-value="2022-10-11" calcext:value-type="date">
            <text:p>10/11/2022</text:p>
          </table:table-cell>
          <table:table-cell table:style-name="ce62" office:value-type="string" calcext:value-type="string">
            <text:p>Alexandre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date" office:date-value="2022-11-01" calcext:value-type="date">
            <text:p>01/11/22</text:p>
          </table:table-cell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Implementação de página restrita aos técnicos de edição dos mapas dos laboratórios.</text:p>
          </table:table-cell>
          <table:covered-table-cell table:number-columns-repeated="6" table:style-name="ce20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Jonas</text:p>
          </table:table-cell>
          <table:table-cell table:style-name="ce65" office:value-type="float" office:value="8" calcext:value-type="float">
            <text:p>8</text:p>
          </table:table-cell>
          <table:table-cell table:style-name="ce67" office:value-type="date" office:date-value="2022-11-03" calcext:value-type="date">
            <text:p>03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6" table:style-name="ce20"/>
          <table:table-cell table:style-name="ce59"/>
          <table:table-cell table:style-name="ce56"/>
          <table:table-cell table:style-name="ce65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7" table:number-rows-spanned="1">
            <text:p>Campo de input para o técnico realizar observações acerca da resolução do problema.</text:p>
          </table:table-cell>
          <table:covered-table-cell table:number-columns-repeated="6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Renan</text:p>
          </table:table-cell>
          <table:table-cell table:style-name="ce65" office:value-type="float" office:value="5" calcext:value-type="float">
            <text:p>5</text:p>
          </table:table-cell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number-columns-spanned="7" table:number-rows-spanned="1"/>
          <table:covered-table-cell table:number-columns-repeated="6"/>
          <table:table-cell table:style-name="ce59"/>
          <table:table-cell table:style-name="ce56"/>
          <table:table-cell table:style-name="ce65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8" office:value-type="string" calcext:value-type="string" table:number-columns-spanned="7" table:number-rows-spanned="1">
            <text:p>Implementação de histórico de chamadas (separar problemas resolvidos)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Renan</text:p>
          </table:table-cell>
          <table:table-cell table:style-name="ce73" office:value-type="float" office:value="5" calcext:value-type="float">
            <text:p>5</text:p>
          </table:table-cell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/>
          <table:table-cell table:style-name="ce65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Nova consulta com usuários para obter sugestões de melhoria do layout/usabilidade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Amanda</text:p>
          </table:table-cell>
          <table:table-cell table:style-name="ce65" office:value-type="float" office:value="1" calcext:value-type="float">
            <text:p>1</text:p>
          </table:table-cell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8" office:value-type="string" calcext:value-type="string" table:number-columns-spanned="7" table:number-rows-spanned="1">
            <text:p>Refatoração do CSS para implementar responsividade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Jonas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date" office:date-value="2022-10-29" calcext:value-type="date">
            <text:p>29/10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o visual da página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40" office:value-type="string" calcext:value-type="string">
            <text:p>Alita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date" office:date-value="2022-11-06" calcext:value-type="date">
            <text:p>11/06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40" table:number-columns-repeated="2"/>
          <table:table-cell table:style-name="ce37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a documentação - Backlog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40" office:value-type="string" calcext:value-type="string">
            <text:p>Alita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date" office:date-value="2022-10-21" calcext:value-type="date">
            <text:p>10/21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40" table:number-columns-repeated="2"/>
          <table:table-cell table:style-name="ce37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a documentação – BurnDown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40" office:value-type="string" calcext:value-type="string">
            <text:p>Jonas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date" office:date-value="2022-10-02" calcext:value-type="date">
            <text:p>10/02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40" table:number-columns-repeated="2"/>
          <table:table-cell table:style-name="ce37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a documentação no arquivo Readme no GitHub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40" office:value-type="string" calcext:value-type="string">
            <text:p>Alita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date" office:date-value="2022-11-06" calcext:value-type="date">
            <text:p>11/06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46"/>
          <table:covered-table-cell table:style-name="ce53"/>
          <table:table-cell table:style-name="ce59"/>
          <table:table-cell table:style-name="ce40" table:number-columns-repeated="2"/>
          <table:table-cell table:style-name="ce37"/>
          <table:table-cell table:style-name="ce44"/>
          <table:table-cell table:number-columns-repeated="1012"/>
        </table:table-row>
        <table:table-row table:style-name="ro1">
          <table:table-cell table:style-name="ce16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46"/>
          <table:covered-table-cell table:style-name="ce53"/>
          <table:table-cell table:style-name="ce37"/>
          <table:table-cell table:style-name="ce51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7" table:number-rows-spanned="1">
            <text:p>Alexandre: <text:s/>5hrs</text:p>
          </table:table-cell>
          <table:covered-table-cell table:number-columns-repeated="6" table:style-name="Default"/>
          <table:table-cell table:style-name="ce37"/>
          <table:table-cell table:style-name="ce51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7" table:number-rows-spanned="1">
            <text:p>Alita: <text:s/>11hrs</text:p>
          </table:table-cell>
          <table:covered-table-cell table:number-columns-repeated="5" table:style-name="ce46"/>
          <table:covered-table-cell table:style-name="ce53"/>
          <table:table-cell table:style-name="ce37"/>
          <table:table-cell table:style-name="ce51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Amanda: 4hrs</text:p>
          </table:table-cell>
          <table:covered-table-cell table:number-columns-repeated="5" table:style-name="ce46"/>
          <table:covered-table-cell table:style-name="ce53"/>
          <table:table-cell table:style-name="ce37"/>
          <table:table-cell table:style-name="ce51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onas: 21hrs</text:p>
          </table:table-cell>
          <table:covered-table-cell table:number-columns-repeated="5" table:style-name="ce46"/>
          <table:covered-table-cell table:style-name="ce53"/>
          <table:table-cell table:style-name="ce37"/>
          <table:table-cell table:style-name="ce51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ean: 3hrs</text:p>
          </table:table-cell>
          <table:covered-table-cell table:number-columns-repeated="5" table:style-name="ce46"/>
          <table:covered-table-cell table:style-name="ce53"/>
          <table:table-cell table:style-name="ce45"/>
          <table:table-cell table:style-name="ce51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Renan: 10hrs</text:p>
          </table:table-cell>
          <table:covered-table-cell table:number-columns-repeated="5" table:style-name="ce46"/>
          <table:covered-table-cell table:style-name="ce53"/>
          <table:table-cell table:style-name="ce45"/>
          <table:table-cell table:style-name="ce51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 table:number-rows-repeated="867">
          <table:table-cell table:style-name="ce20"/>
          <table:table-cell table:style-name="ce45"/>
          <table:table-cell table:style-name="ce20" table:number-columns-repeated="5"/>
          <table:table-cell table:style-name="ce45"/>
          <table:table-cell table:style-name="ce51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 table:number-rows-repeated="2">
          <table:table-cell table:style-name="ce20"/>
          <table:table-cell table:style-name="ce45"/>
          <table:table-cell table:style-name="ce20" table:number-columns-repeated="5"/>
          <table:table-cell table:number-columns-repeated="4"/>
          <table:table-cell table:style-name="ce44"/>
          <table:table-cell table:number-columns-repeated="1012"/>
        </table:table-row>
        <table:table-row table:style-name="ro1" table:number-rows-repeated="3">
          <table:table-cell table:number-columns-repeated="11"/>
          <table:table-cell table:style-name="ce44"/>
          <table:table-cell table:number-columns-repeated="1012"/>
        </table:table-row>
        <table:table-row table:style-name="ro2" table:number-rows-repeated="1047567">
          <table:table-cell table:number-columns-repeated="1024"/>
        </table:table-row>
        <table:table-row table:style-name="ro3" table:number-rows-repeated="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I29:Sheet1.J32 Sheet1.J33:Sheet1.J40 Sheet1.I34:Sheet1.I40 Sheet1.I41:Sheet1.J926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date-style style:name="N121">
      <number:day/>
      <number:text>-</number:text>
      <number:month number:textual="true"/>
      <number:text>-</number:text>
      <number:year/>
    </number:date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47"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minutes number:style="long"/>
      <number:text>:</number:text>
      <number:seconds number:style="long" number:decimal-places="1"/>
    </number:time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56">
      <number:hours/>
      <number:text>:</number:text>
      <number:minutes number:style="long"/>
    </number:time-style>
    <number:date-style style:name="N127">
      <number:month number:textual="true"/>
      <number:text>-</number:text>
      <number:year/>
    </number:dat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</number:dat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time-style style:name="N159">
      <number:hours/>
      <number:text>:</number:text>
      <number:minutes number:style="long"/>
      <number:text> </number:text>
      <number:am-pm/>
    </number:tim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16:36:31.714372451</dc:date>
    <meta:generator>LibreOffice/7.3.6.2$Linux_X86_64 LibreOffice_project/30$Build-2</meta:generator>
    <meta:editing-duration>PT3H52M5S</meta:editing-duration>
    <meta:editing-cycles>14</meta:editing-cycles>
    <meta:document-statistic meta:table-count="1" meta:cell-count="186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987cm" svg:y="1.824cm" svg:width="12.59cm" svg:height="6.56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49">
                <text:p>49</text:p>
                <draw:g>
                  <svg:desc>Sheet1.C5:Sheet1.C25</svg:desc>
                </draw:g>
              </table:table-cell>
              <table:table-cell office:value-type="float" office:value="49">
                <text:p>49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6.55">
                <text:p>46.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.1">
                <text:p>44.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.65">
                <text:p>41.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9.2">
                <text:p>39.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.75">
                <text:p>36.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.3">
                <text:p>34.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.85">
                <text:p>31.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4">
                <text:p>29.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.95">
                <text:p>26.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05">
                <text:p>22.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.6">
                <text:p>19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.15">
                <text:p>17.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7">
                <text:p>14.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.25">
                <text:p>12.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79999999999999">
                <text:p>9.799999999999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34999999999999">
                <text:p>7.349999999999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-0.00000000000001065814">
                <text:p>-0.0000000000000106581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